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text-properties fo:color="#0000ff" fo:font-size="12pt" fo:font-style="italic" style:font-size-asian="12pt" style:font-style-asian="italic" style:font-size-complex="12pt"/>
    </style:style>
    <style:style style:name="P11" style:family="paragraph" style:parent-style-name="Standard">
      <style:text-properties fo:color="#ff0000"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ff0000"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name-complex="Times New Roman1" style:font-size-complex="18pt"/>
    </style:style>
    <style:style style:name="P13" style:family="paragraph" style:parent-style-name="Standard">
      <style:text-properties fo:color="#000000" fo:font-size="12pt" style:font-size-asian="12pt" style:font-size-complex="12pt"/>
    </style:style>
    <style:style style:name="P14" style:family="paragraph" style:parent-style-name="Standard">
      <style:text-properties fo:color="#000000" fo:font-size="12pt" fo:font-style="italic" style:font-size-asian="12pt" style:font-style-asian="italic" style:font-size-complex="12pt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color="#ff0000"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font-style="italic" style:font-size-asian="12pt" style:font-style-asian="italic" style:font-size-complex="12pt"/>
    </style:style>
    <style:style style:name="T11" style:family="text">
      <style:text-properties fo:color="#0000ff"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5"/>
      <text:p text:style-name="P7"><text:span text:style-name="T1">Problem no.1</text:span></text:p>
      <text:p text:style-name="P5"/>
      <text:p text:style-name="P15"><text:span text:style-name="T3">The given KB contains facts about direct train route between two cities. Journeys between unlinked cities are possible by chaining together direct train routes. Write a recursive predicate that tells if a journey is possible between two cities.</text:span></text:p>
      <text:p text:style-name="P10"/>
      <text:p text:style-name="P8"/>
      <text:p text:style-name="Standard"><text:span text:style-name="T3"><text:s/></text:span><text:span text:style-name="T4">First case</text:span><text:span text:style-name="T3">, checks if there is a direct train between two cities:</text:span></text:p>
      <text:p text:style-name="Standard"><text:span text:style-name="T3"><text:s text:c="2"/>train_chain_route</text:span><text:span text:style-name="T10">(X,Y) :- direct_train(X,Y).</text:span></text:p>
      <text:p text:style-name="Standard"><text:span text:style-name="T3"><text:s/></text:span></text:p>
      <text:p text:style-name="Standard"><text:span text:style-name="T3"><text:s/></text:span><text:span text:style-name="T4">Second case</text:span><text:span text:style-name="T3">, recursively checks if there's a possible path between 2 cities, with or without direct trains: </text:span></text:p>
      <text:p text:style-name="Standard"><text:span text:style-name="T3"><text:s/></text:span><text:span text:style-name="T11"><text:s/>train_chain_route</text:span><text:span text:style-name="T10">(X,Y) :- direct_train(X,Z),train_chain_route(Z,Y).</text:span></text:p>
      <text:p text:style-name="P9"/>
      <text:p text:style-name="Standard"><text:span text:style-name="T3">Parameters:</text:span><text:span text:style-name="T5"> </text:span><text:span text:style-name="T6">X</text:span><text:span text:style-name="T3"> - Name of the start city;</text:span><text:span text:style-name="T6">Y</text:span><text:span text:style-name="T3"> - Name of the final city;</text:span><text:span text:style-name="T6">Z</text:span><text:span text:style-name="T3"> - Intermediate city.</text:span></text:p>
      <text:p text:style-name="P11"/>
      <text:p text:style-name="P7"><text:span text:style-name="T1">Problem no.2</text:span></text:p>
      <text:p text:style-name="P11"/>
      <text:p text:style-name="P15"><text:span text:style-name="T3">Write a predicate which translate a list of Romanian number words to the corresponding list of English number words.</text:span></text:p>
      <text:p text:style-name="P14"/>
      <text:p text:style-name="Standard"><text:span text:style-name="T4">First instruction</text:span><text:span text:style-name="T3">, we initialize the list: </text:span></text:p>
      <text:p text:style-name="Standard"><text:span text:style-name="T10">translate_list([],[]). </text:span></text:p>
      <text:p text:style-name="P8"/>
      <text:p text:style-name="Standard"><text:span text:style-name="T3"><text:s/>Second instruction, recursively translates the words from the first list into the words from the second one: </text:span></text:p>
      <text:p text:style-name="Standard"><text:span text:style-name="T10">translate_list([HeadList1|TailList1],[HeadList2|TailList2]) :- translate(HeadList1,HeadList2), translated_list(TailList1,TailList2), !.</text:span></text:p>
      <text:p text:style-name="Standard"><text:span text:style-name="T7"/></text:p>
      <text:p text:style-name="Standard"><text:span text:style-name="T3">Parameters:[HeadList1|TailList1] – List of romanian words, [HeadList2|TailList2] – List of english words(the result). </text:span></text:p>
      <text:p text:style-name="P8"/>
      <text:p text:style-name="P8"/>
      <text:p text:style-name="P11"/>
      <text:p text:style-name="P7"><text:span text:style-name="T1">Problem no.3</text:span></text:p>
      <text:p text:style-name="P3"/>
      <text:p text:style-name="P15"><text:soft-page-break/><text:span text:style-name="T3">Given a number N write a predicate that duplicates each element of a given list N times.</text:span></text:p>
      <text:p text:style-name="Standard"><text:span text:style-name="T9">First instruction, concatenates 2 lists.</text:span></text:p>
      <text:p text:style-name="Standard"><text:span text:style-name="T9">concatenate([H|T1], A, [H|T2]):-</text:span></text:p>
      <text:p text:style-name="Standard"><text:span text:style-name="T9"><text:s text:c="4"/>concatenate(T1, A, T2), !.</text:span></text:p>
      <text:p text:style-name="Standard"><text:span text:style-name="T9"/></text:p>
      <text:p text:style-name="Standard"><text:span text:style-name="T9">Parameters: [H|T1] – the first list, A, the second list that is concatenated to list1, </text:span></text:p>
      <text:p text:style-name="Standard"><text:span text:style-name="T9">[H|T2] – the result.</text:span></text:p>
      <text:p text:style-name="Standard"><text:span text:style-name="T9"/></text:p>
      <text:p text:style-name="Standard"><text:span text:style-name="T9">Second instruction, creates a list with an element, repetead N times.</text:span></text:p>
      <text:p text:style-name="Standard"><text:span text:style-name="T9">multiply_element([H], A, [H|T]):-</text:span></text:p>
      <text:p text:style-name="Standard"><text:span text:style-name="T9"><text:s text:c="4"/>B is A-1,</text:span></text:p>
      <text:p text:style-name="Standard"><text:span text:style-name="T9"><text:s text:c="4"/>multiply_element([H], B, T), !.</text:span></text:p>
      <text:p text:style-name="Standard"><text:span text:style-name="T9"/></text:p>
      <text:p text:style-name="Standard"><text:span text:style-name="T9">Parameters: [H] – the element to be duplicated, A- the number of times the element will be duplicated, T- the list that stores the result.</text:span></text:p>
      <text:p text:style-name="Standard"><text:span text:style-name="T9"/></text:p>
      <text:p text:style-name="Standard"><text:span text:style-name="T9">Third instruction creates the required list by recursively duplicating each element in the initial list N times and concatenating the lists together using the previous instructions.</text:span></text:p>
      <text:p text:style-name="Standard"><text:span text:style-name="T9"/></text:p>
      <text:p text:style-name="Standard"><text:span text:style-name="T9">duplicate([H|T], A, R):-</text:span></text:p>
      <text:p text:style-name="Standard"><text:span text:style-name="T9"><text:s text:c="4"/>multiply_element([H],A,B),</text:span></text:p>
      <text:p text:style-name="Standard"><text:span text:style-name="T9"><text:s text:c="4"/>duplicate(T,A,C),</text:span></text:p>
      <text:p text:style-name="Standard"><text:span text:style-name="T9"><text:s text:c="4"/>concatenate(B,C,R), !.</text:span></text:p>
      <text:p text:style-name="Standard"><text:span text:style-name="T9">Parameters:[H|T] – initial list, A – the number of times to duplicate each element, R – result.</text:span></text:p>
      <text:p text:style-name="P7"><text:span text:style-name="T1">Problem no.4</text:span></text:p>
      <text:p text:style-name="P4"/>
      <text:p text:style-name="P8"/>
      <text:p text:style-name="Standard"><text:span text:style-name="T3"><text:tab/>Write a predicate that insert an element at a given position into a list.</text:span></text:p>
      <text:p text:style-name="Standard"><text:span text:style-name="T3"/></text:p>
      <text:p text:style-name="Standard"><text:span text:style-name="T3">First case inserts in the list on first position.</text:span></text:p>
      <text:p text:style-name="Standard"><text:span text:style-name="T3">insert_at_nth_poz(List, A, 1, [A|List]).</text:span></text:p>
      <text:p text:style-name="Standard"><text:span text:style-name="T3"/></text:p>
      <text:p text:style-name="Standard"><text:span text:style-name="T3">Second case iterates through list until we find the position we want to insert on(when B equals 1 and first case is apllied).</text:span></text:p>
      <text:p text:style-name="Standard"><text:span text:style-name="T3">insert_at_nth_poz([H|T1], A, B, [H|T2]) :-</text:span></text:p>
      <text:p text:style-name="Standard"><text:span text:style-name="T3"><text:s text:c="4"/>C is B-1,</text:span></text:p>
      <text:p text:style-name="Standard"><text:span text:style-name="T3"><text:s text:c="4"/>insert_at_nth_poz(T1, A, C, T2), !.</text:span></text:p>
      <text:p text:style-name="P13"><text:span text:style-name="T10"/></text:p>
      <text:p text:style-name="P13"><text:span text:style-name="T10"/></text:p>
      <text:p text:style-name="Standard"><text:soft-page-break/><text:span text:style-name="T3">Parameters:[H|T1] – initial list, A – the element to be inserted, B the position where A is inserted, [H|T2] – result list.</text:span></text:p>
      <text:p text:style-name="P2"/>
      <text:p text:style-name="P10"/>
      <text:p text:style-name="P10"/>
      <text:p text:style-name="P7"><text:span text:style-name="T1">Problem no.5</text:span></text:p>
      <text:p text:style-name="P12"/>
      <text:p text:style-name="P6"/>
      <text:p text:style-name="Standard"><text:span text:style-name="T2"><text:tab/></text:span><text:span text:style-name="T3">Build a predicate that will generate a list with all consecutive integers within a given range.</text:span></text:p>
      <text:p text:style-name="P13"/>
      <text:p text:style-name="Standard"><text:span text:style-name="T9">First case: checks when to stop(when A(start in range) is B + 1(end in range)).</text:span></text:p>
      <text:p text:style-name="Standard">range(A, B, []):-</text:p>
      <text:p text:style-name="Standard"><text:s text:c="4"/>A is B+1, !.</text:p>
      <text:p text:style-name="Standard"/>
      <text:p text:style-name="Standard">Second case: recursively adds one element to the list until the first case is called and the operation stops</text:p>
      <text:p text:style-name="Standard"/>
      <text:p text:style-name="Standard">range(A, B, [H|T]):-</text:p>
      <text:p text:style-name="Standard"><text:s text:c="4"/>H is A,</text:p>
      <text:p text:style-name="Standard"><text:s text:c="4"/>C is A+1,</text:p>
      <text:p text:style-name="Standard"><text:s text:c="4"/>range(C, B, T).</text:p>
      <text:p text:style-name="Standard"/>
      <text:p text:style-name="Standard">Parameters: A – the start of the range, B – the end of the range, [H|T] – the resultin 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RO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Ristea Stefan</dc:creator>
    <meta:editing-cycles>10</meta:editing-cycles>
    <meta:creation-date>2019-04-09T15:54:00</meta:creation-date>
    <dc:date>2019-04-16T10:43:26.19</dc:date>
    <meta:editing-duration>PT1H19M9S</meta:editing-duration>
    <meta:generator>OpenOffice/4.1.6$Win32 OpenOffice.org_project/416m1$Build-9790</meta:generator>
    <meta:document-statistic meta:table-count="0" meta:image-count="0" meta:object-count="0" meta:page-count="3" meta:paragraph-count="53" meta:word-count="479" meta:character-count="3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